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FieldHandler.resetValue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sFieldHandler.setValue( Object objec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s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FieldHandler.newInstance( Object arg0 , Object [ ]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sFieldHandler.getAttributesIterator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